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normal" officeooo:rsid="0005da08" officeooo:paragraph-rsid="0005da08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normal" officeooo:rsid="00204b53" officeooo:paragraph-rsid="00204b5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782fe" officeooo:paragraph-rsid="000782f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 fo:text-align="justify" style:justify-single-word="false"/>
    </style:style>
    <style:style style:name="P14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72f6" officeooo:paragraph-rsid="001f72f6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04b53" officeooo:paragraph-rsid="00204b5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5518" officeooo:paragraph-rsid="00215518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1e5d" officeooo:paragraph-rsid="00241e5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5597" officeooo:paragraph-rsid="00245597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6c4a" officeooo:paragraph-rsid="00246c4a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fe6d" officeooo:paragraph-rsid="0024fe6d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3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15518" officeooo:paragraph-rsid="00215518" fo:background-color="transparent" style:font-size-asian="10.5pt" style:font-weight-asian="bold" style:font-size-complex="12pt" style:font-weight-complex="bold"/>
    </style:style>
    <style:style style:name="P4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1e5d" officeooo:paragraph-rsid="00241e5d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5597" officeooo:paragraph-rsid="00245597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6c4a" officeooo:paragraph-rsid="00246c4a" fo:background-color="transparent" style:font-size-asian="10.5pt" style:font-weight-asian="bold" style:font-size-complex="12pt" style:font-weight-complex="bold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fe6d" officeooo:paragraph-rsid="0024fe6d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4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1f4014" officeooo:paragraph-rsid="001f4014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04b53" officeooo:paragraph-rsid="00204b53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15518" officeooo:paragraph-rsid="00215518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51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52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90f03" officeooo:paragraph-rsid="00290f03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#ffffff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327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fo:background-color="#ff8000" loext:char-shading-value="0" style:font-weight-asian="bold" style:font-weight-complex="bold"/>
    </style:style>
    <style:style style:name="T5" style:family="text">
      <style:text-properties fo:font-weight="bold" fo:background-color="#ff8000" loext:char-shading-value="0" style:font-weight-asian="bold" style:font-weight-complex="bold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fo:color="#569cd6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b5cea8"/>
    </style:style>
    <style:style style:name="T16" style:family="text">
      <style:text-properties officeooo:rsid="000e029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029f" style:font-weight-asian="normal" style:font-weight-complex="normal"/>
    </style:style>
    <style:style style:name="T19" style:family="text">
      <style:text-properties fo:font-weight="normal" officeooo:rsid="000fa3d9" style:font-weight-asian="normal" style:font-weight-complex="normal"/>
    </style:style>
    <style:style style:name="T20" style:family="text">
      <style:text-properties fo:font-weight="normal" officeooo:rsid="00116e52" style:font-weight-asian="normal" style:font-weight-complex="normal"/>
    </style:style>
    <style:style style:name="T21" style:family="text">
      <style:text-properties fo:font-weight="normal" officeooo:rsid="0013849e" style:font-weight-asian="normal" style:font-weight-complex="normal"/>
    </style:style>
    <style:style style:name="T22" style:family="text">
      <style:text-properties officeooo:rsid="000fa3d9"/>
    </style:style>
    <style:style style:name="T23" style:family="text">
      <style:text-properties officeooo:rsid="00116e52"/>
    </style:style>
    <style:style style:name="T24" style:family="text">
      <style:text-properties officeooo:rsid="0018ac92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26b3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3"><text:span text:style-name="T1">camelCase</text:span> → primeira palavra em minúsculo e as palavras seguintes com a primeira letra em maiúsculo.</text:p>
      <text:p text:style-name="P5"><text:span text:style-name="T1">PascalCase </text:span>→ sempre a primeira letra de todas as palavras são maiúsculas.</text:p>
      <text:p text:style-name="P2"/>
      <text:p text:style-name="P1">Tipos primitivos:</text:p>
      <text:list xml:id="list3641978656" text:style-name="L1">
        <text:list-item>
          <text:p text:style-name="P51">String literal;</text:p>
        </text:list-item>
        <text:list-item>
          <text:p text:style-name="P51">Number literal;</text:p>
        </text:list-item>
        <text:list-item>
          <text:p text:style-name="P51">Boolean;</text:p>
        </text:list-item>
        <text:list-item>
          <text:p text:style-name="P51">Undefined;</text:p>
        </text:list-item>
        <text:list-item>
          <text:p text:style-name="P51">null → redefinir um valor.</text:p>
        </text:list-item>
      </text:list>
      <text:p text:style-name="P4"/>
      <text:p text:style-name="P7"><text:span text:style-name="T7">typeof</text:span><text:span text:style-name="T6"> → definife o tipo primitivo da variável.</text:span></text:p>
      <text:p text:style-name="P4"/>
      <text:p text:style-name="P4"/>
      <text:p text:style-name="P49">// Operador tenário</text:p>
      <text:p text:style-name="P8"><text:span text:style-name="T8">var</text:span> <text:span text:style-name="T10">idade</text:span> = <text:span text:style-name="T10">readlineSync</text:span>.<text:span text:style-name="T12">question</text:span>(<text:span text:style-name="T14">"Digite sua idade: "</text:span>)</text:p>
      <text:p text:style-name="P8"><text:span text:style-name="T8">let</text:span> <text:span text:style-name="T10">maioridade</text:span> = <text:span text:style-name="T10">idade</text:span> &gt;= <text:span text:style-name="T15">18</text:span> ? <text:span text:style-name="T14">'Maior de idade!'</text:span> : <text:span text:style-name="T14">'Menor de idade!'</text:span></text:p>
      <text:p text:style-name="P8"><text:span text:style-name="T10">console</text:span>.<text:span text:style-name="T12">log</text:span>(<text:span text:style-name="T14">"==================="</text:span>)</text:p>
      <text:p text:style-name="P12"><text:span text:style-name="T11">console</text:span><text:span text:style-name="T9">.</text:span><text:span text:style-name="T13">log</text:span><text:span text:style-name="T9">(</text:span><text:span text:style-name="T11">maioridade</text:span><text:span text:style-name="T9">)</text:span></text:p>
      <text:p text:style-name="P11"/>
      <text:p text:style-name="P35">Falsy:</text:p>
      <text:list xml:id="list820852292" text:style-name="L2">
        <text:list-item>
          <text:p text:style-name="P52">undefined</text:p>
        </text:list-item>
        <text:list-item>
          <text:p text:style-name="P52">null</text:p>
        </text:list-item>
        <text:list-item>
          <text:p text:style-name="P52">0</text:p>
        </text:list-item>
        <text:list-item>
          <text:p text:style-name="P52">false</text:p>
        </text:list-item>
        <text:list-item>
          <text:p text:style-name="P52">‘’</text:p>
        </text:list-item>
        <text:list-item>
          <text:p text:style-name="P52">NaN – not a number</text:p>
        </text:list-item>
      </text:list>
      <text:p text:style-name="P14"/>
      <text:p text:style-name="P35">Truthy:</text:p>
      <text:list xml:id="list81649825082041" text:continue-numbering="true" text:style-name="L2">
        <text:list-item>
          <text:p text:style-name="P52">valores que não são falsy.</text:p>
        </text:list-item>
      </text:list>
      <text:p text:style-name="P14"/>
      <text:p text:style-name="P14"/>
      <text:p text:style-name="P26"><text:span text:style-name="T1">Factory Functions</text:span> → <text:span text:style-name="T1">Funções de Fábrica</text:span>: Criando objetos de forma dinâmica.</text:p>
      <text:p text:style-name="P26"/>
      <text:p text:style-name="P46">console.log('---------------------------------------')</text:p>
      <text:p text:style-name="P46">console.log(' factoryFunctions → Funções de Fábrica ')</text:p>
      <text:p text:style-name="P46">console.log('---------------------------------------')</text:p>
      <text:p text:style-name="P46">function criarCelular(marcaCelular, tamanhoTela, capaciadeBateria){</text:p>
      <text:p text:style-name="P46"><text:s text:c="4"/>return {</text:p>
      <text:p text:style-name="P46"><text:s text:c="8"/>marcaCelular,</text:p>
      <text:p text:style-name="P46"><text:s text:c="8"/>tamanhoTela,</text:p>
      <text:p text:style-name="P46"><text:s text:c="8"/>capaciadeBateria,</text:p>
      <text:p text:style-name="P46"><text:s text:c="8"/>ligar(){</text:p>
      <text:p text:style-name="P46"><text:s text:c="12"/>console.log('Fazendo ligação...')</text:p>
      <text:p text:style-name="P46"><text:s text:c="8"/>}</text:p>
      <text:p text:style-name="P46"><text:s text:c="4"/>}</text:p>
      <text:p text:style-name="P46"><text:soft-page-break/>}</text:p>
      <text:p text:style-name="P46">let marca = readlineSync.question('Qual a marca do celular: ')</text:p>
      <text:p text:style-name="P46">let tamanho = Number(readlineSync.question('Qual o tamanho da tela: '))</text:p>
      <text:p text:style-name="P46">let bateria = Number(readlineSync.question('Qual a capacidade da bateria: '))</text:p>
      <text:p text:style-name="P46">console.log(criarCelular(marca, tamanho, bateria))</text:p>
      <text:p text:style-name="P46">console.log('---------------------------------------')</text:p>
      <text:p text:style-name="P26"/>
      <text:p text:style-name="P27"><text:span text:style-name="T1">Constructor Functions</text:span> → <text:span text:style-name="T1">Função de Construtor</text:span>: tem como objetivo realizar a mesma tafera da Factory Functions, porém de um jeito diferente.</text:p>
      <text:p text:style-name="P28">this.propriedade → serve para referenciar o objeto.</text:p>
      <text:p text:style-name="P28"/>
      <text:p text:style-name="P47">console.log('----------------------------------------------')</text:p>
      <text:p text:style-name="P47">console.log(' Constructor Functions → Função de Construtor ')</text:p>
      <text:p text:style-name="P47">console.log('----------------------------------------------')</text:p>
      <text:p text:style-name="P47">function Celular(marcaCelular, tamanhoTela, capacidadeBateria){</text:p>
      <text:p text:style-name="P47"><text:s text:c="4"/>this.marcaCelular = marcaCelular,</text:p>
      <text:p text:style-name="P47"><text:s text:c="4"/>this.tamanhoTela = tamanhoTela,</text:p>
      <text:p text:style-name="P47"><text:s text:c="4"/>this.capacidadeBateria = capacidadeBateria,</text:p>
      <text:p text:style-name="P47"><text:s text:c="4"/>this.ligar = function(){</text:p>
      <text:p text:style-name="P47"><text:s text:c="8"/>console.log('fazendo ligação...')</text:p>
      <text:p text:style-name="P47"><text:s text:c="4"/>}</text:p>
      <text:p text:style-name="P47">}</text:p>
      <text:p text:style-name="P47">let marca = readlineSync.question('Qual a marca do celular: ')</text:p>
      <text:p text:style-name="P47">let tamanho = Number(readlineSync.question('Qual o tamanho da tela: '))</text:p>
      <text:p text:style-name="P47">let bateria = Number(readlineSync.question('Qual a capacidade da bateria: '))</text:p>
      <text:p text:style-name="P47">console.log(new Celular(marca, tamanho, bateria))</text:p>
      <text:p text:style-name="P47">console.log('----------------------------------------------')</text:p>
      <text:p text:style-name="P27"/>
      <text:p text:style-name="P40">Natureza dinâmica de objetos:</text:p>
      <text:p text:style-name="P29"/>
      <text:p text:style-name="P48">console.log('Objeto original:')</text:p>
      <text:p text:style-name="P48">const mouse = {</text:p>
      <text:p text:style-name="P48"><text:s text:c="4"/>cor: 'red',</text:p>
      <text:p text:style-name="P48"><text:s text:c="4"/>marcar: 'dazz',</text:p>
      <text:p text:style-name="P48">}</text:p>
      <text:p text:style-name="P48">console.log(mouse)</text:p>
      <text:p text:style-name="P48"/>
      <text:p text:style-name="P48">console.log('-------------------')</text:p>
      <text:p text:style-name="P48">console.log('Adicionando Propriedades:')</text:p>
      <text:p text:style-name="P48">mouse.velocidade = 5000</text:p>
      <text:p text:style-name="P48">mouse.trocarDPI = function () {</text:p>
      <text:p text:style-name="P48"><text:s text:c="4"/>console.log('mudando DPI')</text:p>
      <text:p text:style-name="P48">}</text:p>
      <text:p text:style-name="P48">console.log(mouse)</text:p>
      <text:p text:style-name="P48"/>
      <text:p text:style-name="P48">console.log('-------------------')</text:p>
      <text:p text:style-name="P48">console.log('Deletando Propriedades:')</text:p>
      <text:p text:style-name="P48">delete mouse.velocidade</text:p>
      <text:p text:style-name="P48">delete mouse.trocarDPI</text:p>
      <text:p text:style-name="P48">console.log(mouse)</text:p>
      <text:p text:style-name="P29"><text:soft-page-break/></text:p>
      <text:p text:style-name="P30"><text:span text:style-name="T1">Clonando Objetos</text:span>: </text:p>
      <text:p text:style-name="P55"/>
      <text:p text:style-name="P55">// Clonando Objetos</text:p>
      <text:p text:style-name="P55"/>
      <text:p text:style-name="P55">const celular = {</text:p>
      <text:p text:style-name="P55"><text:s text:c="4"/>marcaCelular: 'ASUS',</text:p>
      <text:p text:style-name="P55"><text:s text:c="4"/>tamanhoTela:{</text:p>
      <text:p text:style-name="P55"><text:s text:c="8"/>vertivcal: 155,</text:p>
      <text:p text:style-name="P55"><text:s text:c="8"/>horizontal: 75</text:p>
      <text:p text:style-name="P55"><text:s text:c="4"/>},</text:p>
      <text:p text:style-name="P55"><text:s text:c="4"/>ligar: function () {</text:p>
      <text:p text:style-name="P55"><text:s text:c="8"/>console.log('Fazendo ligação...')</text:p>
      <text:p text:style-name="P55"><text:s text:c="4"/>}</text:p>
      <text:p text:style-name="P55">}</text:p>
      <text:p text:style-name="P55">console.log('-------------------')</text:p>
      <text:p text:style-name="P55">console.log('Objeto original')</text:p>
      <text:p text:style-name="P55">console.log('-------------------')</text:p>
      <text:p text:style-name="P55">console.log(celular)</text:p>
      <text:p text:style-name="P55">console.log('-------------------')</text:p>
      <text:p text:style-name="P30"><text:span text:style-name="T25">console.log('Clonando Objeto!') // </text:span><text:span text:style-name="T3">Object.assign</text:span></text:p>
      <text:p text:style-name="P55">console.log('-------------------')</text:p>
      <text:p text:style-name="P55">const novoObjeto = Object.assign({</text:p>
      <text:p text:style-name="P55"><text:s text:c="4"/>bateria: 5000</text:p>
      <text:p text:style-name="P55">}, celular)</text:p>
      <text:p text:style-name="P55">console.log(novoObjeto)</text:p>
      <text:p text:style-name="P55">console.log('-------------------')</text:p>
      <text:p text:style-name="P30"><text:span text:style-name="T25">console.log('Clonando Objeto!') // </text:span><text:span text:style-name="T3">...</text:span></text:p>
      <text:p text:style-name="P55">console.log('-------------------')</text:p>
      <text:p text:style-name="P55">const objeto2 = {...celular}</text:p>
      <text:p text:style-name="P55">console.log(objeto2)</text:p>
      <text:p text:style-name="P30"/>
      <text:p text:style-name="P41">Math:</text:p>
      <text:p text:style-name="P31">// Math.<text:span text:style-name="T1">random</text:span> -&gt; gera um número aleatório entre 0 e 1</text:p>
      <text:p text:style-name="P31">console.log(Math.random())</text:p>
      <text:p text:style-name="P31">//Math.<text:span text:style-name="T1">max</text:span> -&gt; retorna o maior valor de um intervalo de valore passado para a função.</text:p>
      <text:p text:style-name="P31">console.log(Math.max(3,6,15,8,10))</text:p>
      <text:p text:style-name="P31">//Math.<text:span text:style-name="T1">min</text:span> -&gt; retorna o menor valor de um intervalo de valore passado para a função.</text:p>
      <text:p text:style-name="P31">console.log(Math.min(3,6,15,2,8,10))</text:p>
      <text:p text:style-name="P31"/>
      <text:p text:style-name="P42">String:</text:p>
      <text:p text:style-name="P32">// Tipo primitivo</text:p>
      <text:p text:style-name="P32">const mensagem = ' minha primeira mensagem '</text:p>
      <text:p text:style-name="P32">//Tipo Objeto</text:p>
      <text:p text:style-name="P32">const outraMensagem = new String('bom dia')</text:p>
      <text:p text:style-name="P32">// length -&gt; informa a quantidade de caracteres da string.</text:p>
      <text:p text:style-name="P32">console.log(outraMensagem.<text:span text:style-name="T1">length</text:span>)</text:p>
      <text:p text:style-name="P32">// acessando um caracter a partir do <text:span text:style-name="T1">índice</text:span>.</text:p>
      <text:p text:style-name="P32">console.log(outraMensagem<text:span text:style-name="T1">[2]</text:span>)</text:p>
      <text:p text:style-name="P32"><text:soft-page-break/>// procurando algum caracter ou palavra dentro da string.</text:p>
      <text:p text:style-name="P32">console.log(mensagem.<text:span text:style-name="T1">includes</text:span>('primeira'))</text:p>
      <text:p text:style-name="P32">// procurando pelo caracter ou palavra que a string começa.</text:p>
      <text:p text:style-name="P32">console.log(mensagem.<text:span text:style-name="T1">startsWith</text:span>('minha'))</text:p>
      <text:p text:style-name="P32">// procurandopelo caracter ou palavra que a string termina.</text:p>
      <text:p text:style-name="P32">console.log(mensagem.<text:span text:style-name="T1">endsWith</text:span>('mensagem'))</text:p>
      <text:p text:style-name="P32">// para saber qual o índice de algum caracter ou palavra dentro da string.</text:p>
      <text:p text:style-name="P32">console.log(mensagem.<text:span text:style-name="T1">indexOf</text:span>('primeira'))</text:p>
      <text:p text:style-name="P32">// replace para substituir um termo dentro da string.</text:p>
      <text:p text:style-name="P32">console.log(mensagem.<text:span text:style-name="T1">replace</text:span>('minha', 'sua'))</text:p>
      <text:p text:style-name="P32">// para remover os espaço excedentes no início e no final da string.</text:p>
      <text:p text:style-name="P32">console.log(mensagem.<text:span text:style-name="T1">trim</text:span>())</text:p>
      <text:p text:style-name="P32">// para separar o conteúdo da string.</text:p>
      <text:p text:style-name="P32">console.log(mensagem.<text:span text:style-name="T1">split</text:span>(' '))</text:p>
      <text:p text:style-name="P32"/>
      <text:p text:style-name="P43">Template literal:</text:p>
      <text:p text:style-name="P33">const mensagem = </text:p>
      <text:p text:style-name="P33">'Oi isso é a minha\n' +</text:p>
      <text:p text:style-name="P33">'\'primeira\' mensagem'</text:p>
      <text:p text:style-name="P33">console.log(mensagem)</text:p>
      <text:p text:style-name="P33">// Object {}</text:p>
      <text:p text:style-name="P33">// Boolean true,false</text:p>
      <text:p text:style-name="P33">// string '', ""</text:p>
      <text:p text:style-name="P33">// <text:span text:style-name="T1">Template ``</text:span></text:p>
      <text:p text:style-name="P33">const outra = `oi isso é a minha</text:p>
      <text:p text:style-name="P33">'primeira' mensagem`</text:p>
      <text:p text:style-name="P33">console.log(outra)</text:p>
      <text:p text:style-name="P33">const nome = 'Thiago'</text:p>
      <text:p text:style-name="P33">const email = </text:p>
      <text:p text:style-name="P33">`ola ${nome}</text:p>
      <text:p text:style-name="P33"/>
      <text:p text:style-name="P33">Obrigado por se inscrever no canal</text:p>
      <text:p text:style-name="P33"/>
      <text:p text:style-name="P33">Para acompanhar os vídeos não se esqueça de ativar o sino.</text:p>
      <text:p text:style-name="P33"/>
      <text:p text:style-name="P33">Obrigago,</text:p>
      <text:p text:style-name="P33">Bill.`</text:p>
      <text:p text:style-name="P33">console.log(email)</text:p>
      <text:p text:style-name="P33"/>
      <text:p text:style-name="P44">Date:</text:p>
      <text:p text:style-name="P34">const data1 = <text:span text:style-name="T1">new Date()</text:span></text:p>
      <text:p text:style-name="P34">console.log(data1)</text:p>
      <text:p text:style-name="P34">const data2 = new Date('septembre 06 2022 07:30')</text:p>
      <text:p text:style-name="P34">console.log(data2)</text:p>
      <text:p text:style-name="P34">const data3 = new Date(2022,08,27,7,30)</text:p>
      <text:p text:style-name="P34">console.log(data3)</text:p>
      <text:p text:style-name="P34">console.log(data1.<text:span text:style-name="T1">toDateString()</text:span>) // para apresentar como string.</text:p>
      <text:p text:style-name="P34">console.log(data1.<text:span text:style-name="T1">toTimeString()</text:span>) // para apresentar o padrão.</text:p>
      <text:p text:style-name="P34"><text:soft-page-break/>console.log(data1.<text:span text:style-name="T1">toISOString()</text:span>) // como visualiza no banco de dados.</text:p>
      <text:p text:style-name="P34"/>
      <text:p text:style-name="P32"/>
      <text:p text:style-name="P45">Exercícios:</text:p>
      <text:p text:style-name="P15"><text:span text:style-name="T1">ex001_trocandoValores</text:span> → <text:span text:style-name="T22">C</text:span>rie um programa que troque os valores das variáveis apresentadas abaixo:</text:p>
      <text:p text:style-name="P15"/>
      <text:p text:style-name="P10"><text:span text:style-name="T8">let</text:span> <text:span text:style-name="T10">a</text:span> = <text:span text:style-name="T14">"vermelho"</text:span></text:p>
      <text:p text:style-name="P9"><text:span text:style-name="T8">let</text:span> <text:span text:style-name="T10">b</text:span> = <text:span text:style-name="T14">'azul'</text:span></text:p>
      <text:p text:style-name="P13"/>
      <text:p text:style-name="P9"><text:span text:style-name="T10">console</text:span>.<text:span text:style-name="T12">log</text:span>(<text:span text:style-name="T10">a</text:span>)</text:p>
      <text:p text:style-name="P9"><text:span text:style-name="T10">console</text:span>.<text:span text:style-name="T12">log</text:span>(<text:span text:style-name="T10">b</text:span>)</text:p>
      <text:p text:style-name="P15"/>
      <text:p text:style-name="P16"><text:span text:style-name="T1">ex002_horaDoDia </text:span>→ Elabore um programa em que de acordo com a hora do dia ele exiba uma mensagem de acordo com as instruções abaixo:</text:p>
      <text:p text:style-name="P16">Se a hora estiver entre 06:00 até 12:00 → Bom dia!</text:p>
      <text:p text:style-name="P16">Se estiver entre 12:00 até 18:00 → Boa tarde!</text:p>
      <text:p text:style-name="P16">Caso contrátio → Boa noite!</text:p>
      <text:p text:style-name="P16"/>
      <text:p text:style-name="P17"><text:span text:style-name="T1">ex003_maiorNumero</text:span> → Escreva uma função que usa dois números e retorna o maior entre eles.</text:p>
      <text:p text:style-name="P17"/>
      <text:p text:style-name="P36"><text:span text:style-name="T16">ex004_</text:span>Fizzbuzz<text:span text:style-name="T17"> →</text:span><text:span text:style-name="T18"> </text:span><text:span text:style-name="T19">Desenvolva </text:span><text:span text:style-name="T18">um programa que tenha uma função em que seja inserido um valor e </text:span><text:span text:style-name="T20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8"/>
      <text:p text:style-name="P37"><text:span text:style-name="T23">e</text:span>x005_medidorDeVelocidade<text:span text:style-name="T17"> → Faça um programa que simule os radares de velocidade de trânsito. Considere a velocidade máxima como sendo 70km/h. A cada 5km acima do limite, o motorista ganha 1 ponto na carteira. Use a função Math.floor().</text:span></text:p>
      <text:p text:style-name="P19"/>
      <text:p text:style-name="P38">ex006_parOuImpar<text:span text:style-name="T17"> → Crie um programa em que receba uma quantidade de valoes para avaliar. A função exibe se cada valor é par ou ímpar.</text:span></text:p>
      <text:p text:style-name="P20"/>
      <text:p text:style-name="P39">ex007_encontreOString<text:span text:style-name="T17"> → </text:span><text:span text:style-name="T21">Elabore um programa para ler propiedades de um objeto e exibir somente as propriedades do tipo string que estão nesse objeto.</text:span></text:p>
      <text:p text:style-name="P21"/>
      <text:p text:style-name="P22"><text:span text:style-name="T1">ex008_somaMultiplos</text:span> → Desenvolva um prog<text:span text:style-name="T24">r</text:span>ama em que seja inserido um valor e ele retorne a soma de todos os múltiplos de 3 e de 5 dentro daquele valor.</text:p>
      <text:p text:style-name="P22"/>
      <text:p text:style-name="P23"><text:span text:style-name="T1">ex009_mediaNotaEscolar</text:span> → Faça um programa que receba notas de alunos. Essas notas devem ser amazenadas em um array. O programa <text:soft-page-break/>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0">0 → 59</text:p>
          </table:table-cell>
          <table:table-cell table:style-name="Tabela1.B1" office:value-type="string">
            <text:p text:style-name="P50">F</text:p>
          </table:table-cell>
        </table:table-row>
        <table:table-row>
          <table:table-cell table:style-name="Tabela1.A2" office:value-type="string">
            <text:p text:style-name="P50">60 → 69</text:p>
          </table:table-cell>
          <table:table-cell table:style-name="Tabela1.B2" office:value-type="string">
            <text:p text:style-name="P50">D</text:p>
          </table:table-cell>
        </table:table-row>
        <table:table-row>
          <table:table-cell table:style-name="Tabela1.A2" office:value-type="string">
            <text:p text:style-name="P50">70 → 79</text:p>
          </table:table-cell>
          <table:table-cell table:style-name="Tabela1.B2" office:value-type="string">
            <text:p text:style-name="P50">C</text:p>
          </table:table-cell>
        </table:table-row>
        <table:table-row>
          <table:table-cell table:style-name="Tabela1.A2" office:value-type="string">
            <text:p text:style-name="P50">80 → 89</text:p>
          </table:table-cell>
          <table:table-cell table:style-name="Tabela1.B2" office:value-type="string">
            <text:p text:style-name="P50">B</text:p>
          </table:table-cell>
        </table:table-row>
        <table:table-row>
          <table:table-cell table:style-name="Tabela1.A2" office:value-type="string">
            <text:p text:style-name="P50">90 → 100</text:p>
          </table:table-cell>
          <table:table-cell table:style-name="Tabela1.B2" office:value-type="string">
            <text:p text:style-name="P50">A</text:p>
          </table:table-cell>
        </table:table-row>
      </table:table>
      <text:p text:style-name="P23"/>
      <text:p text:style-name="P24"><text:span text:style-name="T1">ex010_exibirAsteriscos</text:span> → Crie um programa que exibe a quantidade de * que aquela linha possui.</text:p>
      <text:p text:style-name="P24"/>
      <text:p text:style-name="P25"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25"/>
      <text:p text:style-name="P26"><text:span text:style-name="T2">e</text:span><text:span text:style-name="T1">x012_</text:span><text:span text:style-name="T2">montadorDeEndereco</text:span><text:span text:style-name="T26"> → Desenvolva um programa que tenha um objeto endereço. Nesse objeto deve ser adicionado a rua, cidade, CEP. Crie uma função exibirEndereco para exibir todas as propriedades do objeto e seus valores.</text:span></text:p>
      <text:p text:style-name="P26"/>
      <text:p text:style-name="P54">ex013_encontreAIgualdade → <text:span text:style-name="T5">3:13:32</text:span></text:p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09-27T08:16:48.717017640</dc:date>
    <meta:editing-duration>PT5H25M20S</meta:editing-duration>
    <meta:editing-cycles>10</meta:editing-cycles>
    <meta:generator>LibreOffice/6.1.5.2$Linux_X86_64 LibreOffice_project/10$Build-2</meta:generator>
    <meta:document-statistic meta:table-count="1" meta:image-count="0" meta:object-count="0" meta:page-count="6" meta:paragraph-count="200" meta:word-count="1082" meta:character-count="8040" meta:non-whitespace-character-count="7032"/>
  </office:meta>
</office:document-meta>
</file>